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RADO ESPINOZA DE CASTRO, MONIC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RADO ESPINOZA DE CASTRO, MONIC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S BB MUSCOVY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2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9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